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ClassUtils.convertToClass( String className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">
            <text:p text:style-name="Table_20_Contents">1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JavaClassUtils.convertToReadableName( String classNam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avaClassUtils.isArray( String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